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1936" calcext:value-type="float">
            <text:p>54.3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1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86" calcext:value-type="float">
            <text:p>53.5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9456" calcext:value-type="float">
            <text:p>53.5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4592" calcext:value-type="float">
            <text:p>53.5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4008" calcext:value-type="float">
            <text:p>53.4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0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8248" calcext:value-type="float">
            <text:p>53.0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2904" calcext:value-type="float">
            <text:p>52.9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3728" calcext:value-type="float">
            <text:p>51.1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8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0384" calcext:value-type="float">
            <text:p>51.8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0656" calcext:value-type="float">
            <text:p>51.7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4728" calcext:value-type="float">
            <text:p>51.5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3704" calcext:value-type="float">
            <text:p>51.7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3768" calcext:value-type="float">
            <text:p>51.4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6536" calcext:value-type="float">
            <text:p>49.2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7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7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5248" calcext:value-type="float">
            <text:p>48.0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6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6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6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6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6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5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9501</text:p>
          </table:table-cell>
          <table:table-cell office:value-type="string" calcext:value-type="string">
            <text:p>195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